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07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1.2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 </text:p>
          </table:table-cell>
          <table:table-cell office:value-type="float" office:value="5.5">
            <text:p>5.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ick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string">
            <text:p>divisors: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t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crosteps/revolution</text:p>
          </table:table-cell>
          <table:table-cell table:formula="of:=200*[.C5]" office:value-type="float" office:value="1600">
            <text:p>1600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table:number-columns-repeated="1016"/>
        </table:table-row>
        <table:table-row table:style-name="ro2">
          <table:table-cell table:style-name="ce1" table:number-columns-repeated="7"/>
          <table:table-cell table:style-name="ce1" office:value-type="float" office:value="1024">
            <text:p>1024</text:p>
          </table:table-cell>
          <table:table-cell table:style-name="ce1"/>
          <table:table-cell table:style-name="ce1" office:value-type="string">
            <text:p>this should be reasonable due to allegro pwm resolution</text:p>
          </table:table-cell>
          <table:table-cell table:style-name="ce1"/>
          <table:table-cell table:style-name="ce1" office:value-type="string">
            <text:p>Higher is better for resolution, however, overflow at 65536</text:p>
          </table:table-cell>
          <table:table-cell table:style-name="ce1" table:number-columns-repeated="4"/>
          <table:table-cell table:style-name="ce1" office:value-type="string">
            <text:p>Check for overflow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1" office:value-type="string">
            <text:p>sec/rev platform</text:p>
          </table:table-cell>
          <table:table-cell table:style-name="ce1" office:value-type="string">
            <text:p>Radians/sec platform</text:p>
          </table:table-cell>
          <table:table-cell table:style-name="ce1" office:value-type="string">
            <text:p>required linear film speed, mm/sec</text:p>
          </table:table-cell>
          <table:table-cell table:style-name="ce1" office:value-type="string">
            <text:p>required initial spool speed</text:p>
          </table:table-cell>
          <table:table-cell table:style-name="ce1" office:value-type="string">
            <text:p>required macrosteps/second</text:p>
          </table:table-cell>
          <table:table-cell table:style-name="ce1" office:value-type="string">
            <text:p>microstep mode</text:p>
          </table:table-cell>
          <table:table-cell table:style-name="ce1" office:value-type="string">
            <text:p>clock divisor</text:p>
          </table:table-cell>
          <table:table-cell table:style-name="ce1" office:value-type="string">
            <text:p>ticks/sec</text:p>
          </table:table-cell>
          <table:table-cell table:style-name="ce1" office:value-type="string">
            <text:p>required microsteps/second</text:p>
          </table:table-cell>
          <table:table-cell table:style-name="ce1" office:value-type="string">
            <text:p>required seconds per microstep</text:p>
          </table:table-cell>
          <table:table-cell table:style-name="ce1" office:value-type="string">
            <text:p>required dly ticks</text:p>
          </table:table-cell>
          <table:table-cell table:style-name="ce1" office:value-type="string">
            <text:p>Inflation (from inflation.xls)</text:p>
          </table:table-cell>
          <table:table-cell table:style-name="ce1" office:value-type="string">
            <text:p>mm per 256 microsteps</text:p>
          </table:table-cell>
          <table:table-cell table:style-name="ce1" office:value-type="string">
            <text:p>total inflations/roll</text:p>
          </table:table-cell>
          <table:table-cell table:style-name="ce1" office:value-type="string">
            <text:p>additional ticks</text:p>
          </table:table-cell>
          <table:table-cell table:style-name="ce1" office:value-type="string">
            <text:p>final dly</text:p>
          </table:table-cell>
          <table:table-cell table:style-name="ce1" office:value-type="string">
            <text:p>initial dly/final dly</text:p>
          </table:table-cell>
          <table:table-cell table:style-name="ce1" office:value-type="string">
            <text:p>%change on inflation</text:p>
          </table:table-cell>
          <table:table-cell table:style-name="ce1" table:number-columns-repeated="100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*PI()/[.B10]" office:value-type="float" office:value="0.785398163397448">
            <text:p>0.7853981634</text:p>
          </table:table-cell>
          <table:table-cell table:formula="of:=28*[.C10]" office:value-type="float" office:value="21.9911485751286">
            <text:p>21.9911485751</text:p>
          </table:table-cell>
          <table:table-cell table:formula="of:=[.D10]/[.$C$3]" office:value-type="float" office:value="3.99839065002337">
            <text:p>3.99839065</text:p>
          </table:table-cell>
          <table:table-cell table:formula="of:=[.$C$6]*[.E10]/(2*PI())" office:value-type="float" office:value="1018.18181818182">
            <text:p>1018.18181818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6000000/[.H10]" office:value-type="float" office:value="16000000">
            <text:p>16000000</text:p>
          </table:table-cell>
          <table:table-cell table:formula="of:=[.F10]*[.G10]" office:value-type="float" office:value="2036.36363636364">
            <text:p>2036.3636363636</text:p>
          </table:table-cell>
          <table:table-cell table:formula="of:=1/[.J10]" office:value-type="float" office:value="0.000491071428571429">
            <text:p>0.0004910714</text:p>
          </table:table-cell>
          <table:table-cell table:formula="of:=[.I10]/[.J10]" office:value-type="float" office:value="7857.14285714286">
            <text:p>7857.1428571429</text:p>
          </table:table-cell>
          <table:table-cell office:value-type="float" office:value="67">
            <text:p>67</text:p>
          </table:table-cell>
          <table:table-cell table:formula="of:=256*5.5*2*PI()/(200*[.G10]*[.$C$5])" office:value-type="float" office:value="2.76460153515902">
            <text:p>2.7646015352</text:p>
          </table:table-cell>
          <table:table-cell table:formula="of:=1337/[.N10]" office:value-type="float" office:value="483.613997531509">
            <text:p>483.6139975315</text:p>
          </table:table-cell>
          <table:table-cell table:formula="of:=[.O10]*[.M10]" office:value-type="float" office:value="32402.1378346111">
            <text:p>32402.1378346111</text:p>
          </table:table-cell>
          <table:table-cell table:formula="of:=[.P10]+[.L10]" office:value-type="float" office:value="40259.280691754">
            <text:p>40259.280691754</text:p>
          </table:table-cell>
          <table:table-cell table:formula="of:=[.L10]/[.Q10]" office:value-type="float" office:value="0.195163518128931">
            <text:p>0.1951635181</text:p>
          </table:table-cell>
          <table:table-cell table:formula="of:=100*[.M10]/[.L10]" office:value-type="float" office:value="0.852727272727273">
            <text:p>0.852727272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*PI()/[.B11]" office:value-type="float" office:value="0.392699081698724">
            <text:p>0.3926990817</text:p>
          </table:table-cell>
          <table:table-cell table:formula="of:=28*[.C11]" office:value-type="float" office:value="10.9955742875643">
            <text:p>10.9955742876</text:p>
          </table:table-cell>
          <table:table-cell table:formula="of:=[.D11]/[.$C$3]" office:value-type="float" office:value="1.99919532501169">
            <text:p>1.999195325</text:p>
          </table:table-cell>
          <table:table-cell table:formula="of:=[.$C$6]*[.E11]/(2*PI())" office:value-type="float" office:value="509.090909090909">
            <text:p>509.09090909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6000000/[.H11]" office:value-type="float" office:value="16000000">
            <text:p>16000000</text:p>
          </table:table-cell>
          <table:table-cell table:formula="of:=[.F11]*[.G11]" office:value-type="float" office:value="2036.36363636364">
            <text:p>2036.3636363636</text:p>
          </table:table-cell>
          <table:table-cell table:formula="of:=1/[.J11]" office:value-type="float" office:value="0.000491071428571429">
            <text:p>0.0004910714</text:p>
          </table:table-cell>
          <table:table-cell table:formula="of:=[.I11]/[.J11]" office:value-type="float" office:value="7857.14285714286">
            <text:p>7857.1428571429</text:p>
          </table:table-cell>
          <table:table-cell office:value-type="float" office:value="34">
            <text:p>34</text:p>
          </table:table-cell>
          <table:table-cell table:formula="of:=256*5.5*2*PI()/(200*[.G11]*[.$C$5])" office:value-type="float" office:value="1.38230076757951">
            <text:p>1.3823007676</text:p>
          </table:table-cell>
          <table:table-cell table:formula="of:=1337/[.N11]" office:value-type="float" office:value="967.227995063019">
            <text:p>967.227995063</text:p>
          </table:table-cell>
          <table:table-cell table:formula="of:=[.O11]*[.M11]" office:value-type="float" office:value="32885.7518321426">
            <text:p>32885.7518321426</text:p>
          </table:table-cell>
          <table:table-cell table:formula="of:=[.P11]+[.L11]" office:value-type="float" office:value="40742.8946892855">
            <text:p>40742.8946892855</text:p>
          </table:table-cell>
          <table:table-cell table:formula="of:=[.L11]/[.Q11]" office:value-type="float" office:value="0.192846947107298">
            <text:p>0.1928469471</text:p>
          </table:table-cell>
          <table:table-cell table:formula="of:=100*[.M11]/[.L11]" office:value-type="float" office:value="0.432727272727273">
            <text:p>0.432727272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*PI()/[.B12]" office:value-type="float" office:value="0.196349540849362">
            <text:p>0.1963495408</text:p>
          </table:table-cell>
          <table:table-cell table:formula="of:=28*[.C12]" office:value-type="float" office:value="5.49778714378214">
            <text:p>5.4977871438</text:p>
          </table:table-cell>
          <table:table-cell table:formula="of:=[.D12]/[.$C$3]" office:value-type="float" office:value="0.999597662505843">
            <text:p>0.9995976625</text:p>
          </table:table-cell>
          <table:table-cell table:formula="of:=[.$C$6]*[.E12]/(2*PI())" office:value-type="float" office:value="254.545454545455">
            <text:p>254.54545454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6000000/[.H12]" office:value-type="float" office:value="16000000">
            <text:p>16000000</text:p>
          </table:table-cell>
          <table:table-cell table:formula="of:=[.F12]*[.G12]" office:value-type="float" office:value="2036.36363636364">
            <text:p>2036.3636363636</text:p>
          </table:table-cell>
          <table:table-cell table:formula="of:=1/[.J12]" office:value-type="float" office:value="0.000491071428571429">
            <text:p>0.0004910714</text:p>
          </table:table-cell>
          <table:table-cell table:formula="of:=[.I12]/[.J12]" office:value-type="float" office:value="7857.14285714286">
            <text:p>7857.1428571429</text:p>
          </table:table-cell>
          <table:table-cell office:value-type="float" office:value="17">
            <text:p>17</text:p>
          </table:table-cell>
          <table:table-cell table:formula="of:=256*5.5*2*PI()/(200*[.G12]*[.$C$5])" office:value-type="float" office:value="0.691150383789754">
            <text:p>0.6911503838</text:p>
          </table:table-cell>
          <table:table-cell table:formula="of:=1337/[.N12]" office:value-type="float" office:value="1934.45599012604">
            <text:p>1934.455990126</text:p>
          </table:table-cell>
          <table:table-cell table:formula="of:=[.O12]*[.M12]" office:value-type="float" office:value="32885.7518321426">
            <text:p>32885.7518321426</text:p>
          </table:table-cell>
          <table:table-cell table:formula="of:=[.P12]+[.L12]" office:value-type="float" office:value="40742.8946892855">
            <text:p>40742.8946892855</text:p>
          </table:table-cell>
          <table:table-cell table:formula="of:=[.L12]/[.Q12]" office:value-type="float" office:value="0.192846947107298">
            <text:p>0.1928469471</text:p>
          </table:table-cell>
          <table:table-cell table:formula="of:=100*[.M12]/[.L12]" office:value-type="float" office:value="0.216363636363636">
            <text:p>0.216363636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2*PI()/[.B13]" office:value-type="float" office:value="0.098174770424681">
            <text:p>0.0981747704</text:p>
          </table:table-cell>
          <table:table-cell table:formula="of:=28*[.C13]" office:value-type="float" office:value="2.74889357189107">
            <text:p>2.7488935719</text:p>
          </table:table-cell>
          <table:table-cell table:formula="of:=[.D13]/[.$C$3]" office:value-type="float" office:value="0.499798831252922">
            <text:p>0.4997988313</text:p>
          </table:table-cell>
          <table:table-cell table:formula="of:=[.$C$6]*[.E13]/(2*PI())" office:value-type="float" office:value="127.272727272727">
            <text:p>127.27272727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6000000/[.H13]" office:value-type="float" office:value="16000000">
            <text:p>16000000</text:p>
          </table:table-cell>
          <table:table-cell table:formula="of:=[.F13]*[.G13]" office:value-type="float" office:value="2036.36363636364">
            <text:p>2036.3636363636</text:p>
          </table:table-cell>
          <table:table-cell table:formula="of:=1/[.J13]" office:value-type="float" office:value="0.000491071428571429">
            <text:p>0.0004910714</text:p>
          </table:table-cell>
          <table:table-cell table:formula="of:=[.I13]/[.J13]" office:value-type="float" office:value="7857.14285714286">
            <text:p>7857.1428571429</text:p>
          </table:table-cell>
          <table:table-cell office:value-type="float" office:value="9">
            <text:p>9</text:p>
          </table:table-cell>
          <table:table-cell table:formula="of:=256*5.5*2*PI()/(200*[.G13]*[.$C$5])" office:value-type="float" office:value="0.345575191894877">
            <text:p>0.3455751919</text:p>
          </table:table-cell>
          <table:table-cell table:formula="of:=1337/[.N13]" office:value-type="float" office:value="3868.91198025207">
            <text:p>3868.9119802521</text:p>
          </table:table-cell>
          <table:table-cell table:formula="of:=[.O13]*[.M13]" office:value-type="float" office:value="34820.2078222687">
            <text:p>34820.2078222687</text:p>
          </table:table-cell>
          <table:table-cell table:formula="of:=[.P13]+[.L13]" office:value-type="float" office:value="42677.3506794115">
            <text:p>42677.3506794115</text:p>
          </table:table-cell>
          <table:table-cell table:formula="of:=[.L13]/[.Q13]" office:value-type="float" office:value="0.184105684445246">
            <text:p>0.1841056844</text:p>
          </table:table-cell>
          <table:table-cell table:formula="of:=100*[.M13]/[.L13]" office:value-type="float" office:value="0.114545454545455">
            <text:p>0.114545454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2*PI()/[.B14]" office:value-type="float" office:value="0.010471975511966">
            <text:p>0.0104719755</text:p>
          </table:table-cell>
          <table:table-cell table:formula="of:=28*[.C14]" office:value-type="float" office:value="0.293215314335047">
            <text:p>0.2932153143</text:p>
          </table:table-cell>
          <table:table-cell table:formula="of:=[.D14]/[.$C$3]" office:value-type="float" office:value="0.053311875333645">
            <text:p>0.0533118753</text:p>
          </table:table-cell>
          <table:table-cell table:formula="of:=[.$C$6]*[.E14]/(2*PI())" office:value-type="float" office:value="13.5757575757576">
            <text:p>13.575757575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16000000/[.H14]" office:value-type="float" office:value="250000">
            <text:p>250000</text:p>
          </table:table-cell>
          <table:table-cell table:formula="of:=[.F14]*[.G14]" office:value-type="float" office:value="54.3030303030303">
            <text:p>54.303030303</text:p>
          </table:table-cell>
          <table:table-cell table:formula="of:=1/[.J14]" office:value-type="float" office:value="0.0184151785714286">
            <text:p>0.0184151786</text:p>
          </table:table-cell>
          <table:table-cell table:formula="of:=[.I14]/[.J14]" office:value-type="float" office:value="4603.79464285714">
            <text:p>4603.7946428572</text:p>
          </table:table-cell>
          <table:table-cell office:value-type="float" office:value="20">
            <text:p>20</text:p>
          </table:table-cell>
          <table:table-cell table:formula="of:=256*5.5*2*PI()/(200*[.G14]*[.$C$5])" office:value-type="float" office:value="1.38230076757951">
            <text:p>1.3823007676</text:p>
          </table:table-cell>
          <table:table-cell table:formula="of:=1337/[.N14]" office:value-type="float" office:value="967.227995063019">
            <text:p>967.227995063</text:p>
          </table:table-cell>
          <table:table-cell table:formula="of:=[.O14]*[.M14]" office:value-type="float" office:value="19344.5599012604">
            <text:p>19344.5599012604</text:p>
          </table:table-cell>
          <table:table-cell table:formula="of:=[.P14]+[.L14]" office:value-type="float" office:value="23948.3545441175">
            <text:p>23948.3545441175</text:p>
          </table:table-cell>
          <table:table-cell table:formula="of:=[.L14]/[.Q14]" office:value-type="float" office:value="0.192238453559557">
            <text:p>0.1922384536</text:p>
          </table:table-cell>
          <table:table-cell table:formula="of:=100*[.M14]/[.L14]" office:value-type="float" office:value="0.434424242424242">
            <text:p>0.434424242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00">
            <text:p>3600</text:p>
          </table:table-cell>
          <table:table-cell table:formula="of:=2*PI()/[.B15]" office:value-type="float" office:value="0.00174532925199433">
            <text:p>0.0017453293</text:p>
          </table:table-cell>
          <table:table-cell table:formula="of:=28*[.C15]" office:value-type="float" office:value="0.0488692190558412">
            <text:p>0.0488692191</text:p>
          </table:table-cell>
          <table:table-cell table:formula="of:=[.D15]/[.$C$3]" office:value-type="float" office:value="0.0088853125556075">
            <text:p>0.0088853126</text:p>
          </table:table-cell>
          <table:table-cell table:formula="of:=[.$C$6]*[.E15]/(2*PI())" office:value-type="float" office:value="2.26262626262626">
            <text:p>2.262626262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16000000/[.H15]" office:value-type="float" office:value="15625">
            <text:p>15625</text:p>
          </table:table-cell>
          <table:table-cell table:formula="of:=[.F15]*[.G15]" office:value-type="float" office:value="4.52525252525253">
            <text:p>4.5252525253</text:p>
          </table:table-cell>
          <table:table-cell table:formula="of:=1/[.J15]" office:value-type="float" office:value="0.220982142857143">
            <text:p>0.2209821429</text:p>
          </table:table-cell>
          <table:table-cell table:formula="of:=[.I15]/[.J15]" office:value-type="float" office:value="3452.84598214286">
            <text:p>3452.8459821429</text:p>
          </table:table-cell>
          <table:table-cell office:value-type="float" office:value="40">
            <text:p>40</text:p>
          </table:table-cell>
          <table:table-cell table:formula="of:=256*5.5*2*PI()/(200*[.G15]*[.$C$5])" office:value-type="float" office:value="2.76460153515902">
            <text:p>2.7646015352</text:p>
          </table:table-cell>
          <table:table-cell table:formula="of:=1337/[.N15]" office:value-type="float" office:value="483.613997531509">
            <text:p>483.6139975315</text:p>
          </table:table-cell>
          <table:table-cell table:formula="of:=[.O15]*[.M15]" office:value-type="float" office:value="19344.5599012604">
            <text:p>19344.5599012604</text:p>
          </table:table-cell>
          <table:table-cell table:formula="of:=[.P15]+[.L15]" office:value-type="float" office:value="22797.4058834032">
            <text:p>22797.4058834032</text:p>
          </table:table-cell>
          <table:table-cell table:formula="of:=[.L15]/[.Q15]" office:value-type="float" office:value="0.151457845677809">
            <text:p>0.1514578457</text:p>
          </table:table-cell>
          <table:table-cell table:formula="of:=100*[.M15]/[.L15]" office:value-type="float" office:value="1.15846464646465">
            <text:p>1.15846464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200">
            <text:p>7200</text:p>
          </table:table-cell>
          <table:table-cell table:formula="of:=2*PI()/[.B16]" office:value-type="float" office:value="0.000872664625997165">
            <text:p>0.0008726646</text:p>
          </table:table-cell>
          <table:table-cell table:formula="of:=28*[.C16]" office:value-type="float" office:value="0.0244346095279206">
            <text:p>0.0244346095</text:p>
          </table:table-cell>
          <table:table-cell table:formula="of:=[.D16]/[.$C$3]" office:value-type="float" office:value="0.00444265627780375">
            <text:p>0.0044426563</text:p>
          </table:table-cell>
          <table:table-cell table:formula="of:=[.$C$6]*[.E16]/(2*PI())" office:value-type="float" office:value="1.13131313131313">
            <text:p>1.1313131313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formula="of:=16000000/[.H16]" office:value-type="float" office:value="15625">
            <text:p>15625</text:p>
          </table:table-cell>
          <table:table-cell table:formula="of:=[.F16]*[.G16]" office:value-type="float" office:value="4.52525252525253">
            <text:p>4.5252525253</text:p>
          </table:table-cell>
          <table:table-cell table:formula="of:=1/[.J16]" office:value-type="float" office:value="0.220982142857143">
            <text:p>0.2209821429</text:p>
          </table:table-cell>
          <table:table-cell table:formula="of:=[.I16]/[.J16]" office:value-type="float" office:value="3452.84598214286">
            <text:p>3452.8459821429</text:p>
          </table:table-cell>
          <table:table-cell office:value-type="float" office:value="20">
            <text:p>20</text:p>
          </table:table-cell>
          <table:table-cell table:formula="of:=256*5.5*2*PI()/(200*[.G16]*[.$C$5])" office:value-type="float" office:value="1.38230076757951">
            <text:p>1.3823007676</text:p>
          </table:table-cell>
          <table:table-cell table:formula="of:=1337/[.N16]" office:value-type="float" office:value="967.227995063019">
            <text:p>967.227995063</text:p>
          </table:table-cell>
          <table:table-cell table:formula="of:=[.O16]*[.M16]" office:value-type="float" office:value="19344.5599012604">
            <text:p>19344.5599012604</text:p>
          </table:table-cell>
          <table:table-cell table:formula="of:=[.P16]+[.L16]" office:value-type="float" office:value="22797.4058834032">
            <text:p>22797.4058834032</text:p>
          </table:table-cell>
          <table:table-cell table:formula="of:=[.L16]/[.Q16]" office:value-type="float" office:value="0.151457845677809">
            <text:p>0.1514578457</text:p>
          </table:table-cell>
          <table:table-cell table:formula="of:=100*[.M16]/[.L16]" office:value-type="float" office:value="0.579232323232323">
            <text:p>0.57923232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400">
            <text:p>14400</text:p>
          </table:table-cell>
          <table:table-cell table:formula="of:=2*PI()/[.B17]" office:value-type="float" office:value="0.000436332312998582">
            <text:p>0.0004363323</text:p>
          </table:table-cell>
          <table:table-cell table:formula="of:=28*[.C17]" office:value-type="float" office:value="0.0122173047639603">
            <text:p>0.0122173048</text:p>
          </table:table-cell>
          <table:table-cell table:formula="of:=[.D17]/[.$C$3]" office:value-type="float" office:value="0.00222132813890187">
            <text:p>0.0022213281</text:p>
          </table:table-cell>
          <table:table-cell table:formula="of:=[.$C$6]*[.E17]/(2*PI())" office:value-type="float" office:value="0.565656565656566">
            <text:p>0.5656565657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formula="of:=16000000/[.H17]" office:value-type="float" office:value="15625">
            <text:p>15625</text:p>
          </table:table-cell>
          <table:table-cell table:formula="of:=[.F17]*[.G17]" office:value-type="float" office:value="2.26262626262626">
            <text:p>2.2626262626</text:p>
          </table:table-cell>
          <table:table-cell table:formula="of:=1/[.J17]" office:value-type="float" office:value="0.441964285714286">
            <text:p>0.4419642857</text:p>
          </table:table-cell>
          <table:table-cell table:formula="of:=[.I17]/[.J17]" office:value-type="float" office:value="6905.69196428571">
            <text:p>6905.6919642857</text:p>
          </table:table-cell>
          <table:table-cell office:value-type="float" office:value="30">
            <text:p>30</text:p>
          </table:table-cell>
          <table:table-cell table:formula="of:=256*5.5*2*PI()/(200*[.G17]*[.$C$5])" office:value-type="float" office:value="1.38230076757951">
            <text:p>1.3823007676</text:p>
          </table:table-cell>
          <table:table-cell table:formula="of:=1337/[.N17]" office:value-type="float" office:value="967.227995063019">
            <text:p>967.227995063</text:p>
          </table:table-cell>
          <table:table-cell table:formula="of:=[.O17]*[.M17]" office:value-type="float" office:value="29016.8398518906">
            <text:p>29016.8398518906</text:p>
          </table:table-cell>
          <table:table-cell table:formula="of:=[.P17]+[.L17]" office:value-type="float" office:value="35922.5318161763">
            <text:p>35922.5318161763</text:p>
          </table:table-cell>
          <table:table-cell table:formula="of:=[.L17]/[.Q17]" office:value-type="float" office:value="0.192238453559557">
            <text:p>0.1922384536</text:p>
          </table:table-cell>
          <table:table-cell table:formula="of:=100*[.M17]/[.L17]" office:value-type="float" office:value="0.434424242424242">
            <text:p>0.4344242424</text:p>
          </table:table-cell>
          <table:table-cell table:number-columns-repeated="1005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 office:value-type="float" office:value="7143">
            <text:p>7143</text:p>
          </table:table-cell>
          <table:table-cell table:formula="of:=[.E7]/256" office:value-type="float" office:value="27.90234375">
            <text:p>27.90234375</text:p>
          </table:table-cell>
          <table:table-cell office:value-type="float" office:value="17">
            <text:p>17</text:p>
          </table:table-cell>
          <table:table-cell table:formula="of:=[.E7]/[.G7]" office:value-type="float" office:value="420.176470588235">
            <text:p>420.1764705882</text:p>
          </table:table-cell>
          <table:table-cell table:formula="of:=[.F7]/[.G7]" office:value-type="float" office:value="1.64131433823529">
            <text:p>1.6413143382</text:p>
          </table:table-cell>
        </table:table-row>
        <table:table-row table:style-name="ro1">
          <table:table-cell table:number-columns-repeated="4"/>
          <table:table-cell office:value-type="float" office:value="1786">
            <text:p>1786</text:p>
          </table:table-cell>
          <table:table-cell table:formula="of:=[.E8]/256" office:value-type="float" office:value="6.9765625">
            <text:p>6.9765625</text:p>
          </table:table-cell>
          <table:table-cell office:value-type="float" office:value="18">
            <text:p>18</text:p>
          </table:table-cell>
          <table:table-cell table:formula="of:=[.E8]/[.G8]" office:value-type="float" office:value="99.2222222222222">
            <text:p>99.2222222222</text:p>
          </table:table-cell>
          <table:table-cell table:formula="of:=[.F8]/[.G8]" office:value-type="float" office:value="0.387586805555556">
            <text:p>0.3875868056</text:p>
          </table:table-cell>
        </table:table-row>
        <table:table-row table:style-name="ro1">
          <table:table-cell table:number-columns-repeated="4"/>
          <table:table-cell office:value-type="float" office:value="3571">
            <text:p>3571</text:p>
          </table:table-cell>
          <table:table-cell table:formula="of:=[.E9]/256" office:value-type="float" office:value="13.94921875">
            <text:p>13.94921875</text:p>
          </table:table-cell>
          <table:table-cell office:value-type="float" office:value="19">
            <text:p>19</text:p>
          </table:table-cell>
          <table:table-cell table:formula="of:=[.E9]/[.G9]" office:value-type="float" office:value="187.947368421053">
            <text:p>187.9473684211</text:p>
          </table:table-cell>
          <table:table-cell table:formula="of:=[.F9]/[.G9]" office:value-type="float" office:value="0.734169407894737">
            <text:p>0.7341694079</text:p>
          </table:table-cell>
        </table:table-row>
        <table:table-row table:style-name="ro1">
          <table:table-cell table:number-columns-repeated="4"/>
          <table:table-cell office:value-type="float" office:value="7843">
            <text:p>7843</text:p>
          </table:table-cell>
          <table:table-cell table:formula="of:=[.E10]/256" office:value-type="float" office:value="30.63671875">
            <text:p>30.63671875</text:p>
          </table:table-cell>
          <table:table-cell office:value-type="float" office:value="20">
            <text:p>20</text:p>
          </table:table-cell>
          <table:table-cell table:formula="of:=[.E10]/[.G10]" office:value-type="float" office:value="392.15">
            <text:p>392.15</text:p>
          </table:table-cell>
          <table:table-cell table:formula="of:=[.F10]/[.G10]" office:value-type="float" office:value="1.5318359375">
            <text:p>1.5318359375</text:p>
          </table:table-cell>
        </table:table-row>
        <table:table-row table:style-name="ro1">
          <table:table-cell table:number-columns-repeated="4"/>
          <table:table-cell office:value-type="float" office:value="3139">
            <text:p>313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E11]/[.G11]" office:value-type="float" office:value="149.47619047619">
            <text:p>149.4761904762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9-01T13:08:06</meta:creation-date>
    <dc:date>2012-09-01T14:23:06</dc:date>
    <dc:creator>chaz </dc:creator>
    <meta:editing-duration>PT00H52M56S</meta:editing-duration>
    <meta:editing-cycles>7</meta:editing-cycles>
    <meta:generator>OpenOffice.org/3.2$Linux OpenOffice.org_project/320m19$Build-9505</meta:generator>
    <meta:document-statistic meta:table-count="3" meta:cell-count="202" meta:object-count="0"/>
  </office:meta>
</office:document-meta>
</file>